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No support for selecting cards from the discard pile</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No Necrons Events implemented so I can not test i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Front end is bad</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Front end is bad</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Cancel Effects hard</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Front end is bad</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839285714285714" calcext:value-type="float">
            <text:p>0.839285714285714</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2">00/00/0000</text:date>, <text:time style:data-style-name="N2" text:time-value="09:59:40.778045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02T10:41:53.167200200</dc:date>
    <meta:editing-duration>P6DT14H54M30S</meta:editing-duration>
    <meta:editing-cycles>247</meta:editing-cycles>
    <meta:generator>LibreOffice/25.2.2.2$Windows_X86_64 LibreOffice_project/7370d4be9e3cf6031a51beef54ff3bda878e3fac</meta:generator>
    <meta:document-statistic meta:table-count="1" meta:cell-count="949" meta:object-count="0"/>
  </office:meta>
</office:document-meta>
</file>